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1.6cm"/>
    </style:style>
    <style:style style:name="gr7" style:family="graphic" style:parent-style-name="objectwithoutfill">
      <style:graphic-properties draw:stroke="dash" draw:stroke-dash="Fine_20_Dott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2" draw:id="id2" draw:layer="layout" svg:width="5cm" svg:height="1.25cm" svg:x="5.83cm" svg:y="1.641cm">
          <draw:text-box>
            <text:p>?- istdrin(a,Zs).</text:p>
          </draw:text-box>
        </draw:frame>
        <draw:frame draw:style-name="gr2" xml:id="id1" draw:id="id1" draw:layer="layout" svg:width="5.1cm" svg:height="1.35cm" svg:x="1.13cm" svg:y="3.541cm">
          <draw:text-box>
            <text:p>out[Zs/[a|Xs]]</text:p>
          </draw:text-box>
        </draw:frame>
        <draw:frame draw:style-name="gr3" xml:id="id3" draw:id="id3" draw:layer="layout" svg:width="6.1cm" svg:height="0.963cm" svg:x="8.53cm" svg:y="3.741cm">
          <draw:text-box>
            <text:p>?- istdrin(a,[Y|Z1s]).</text:p>
          </draw:text-box>
        </draw:frame>
        <draw:connector draw:style-name="gr4" draw:text-style-name="P1" draw:layer="layout" draw:type="line" svg:x1="3.68cm" svg:y1="3.541cm" svg:x2="8.33cm" svg:y2="2.891cm" draw:start-shape="id1" draw:start-glue-point="0" draw:end-shape="id2" draw:end-glue-point="2" svg:d="m3680 3541 4650-650" svg:viewBox="0 0 4651 651">
          <text:p/>
        </draw:connector>
        <draw:frame draw:style-name="gr2" draw:layer="layout" svg:width="8.4cm" svg:height="1.675cm" svg:x="11.13cm" svg:y="1.941cm">
          <draw:text-box>
            <text:p>Regel</text:p>
            <text:p>[X/a, Zs/[Y|Z1s], Xs/Z1s]</text:p>
          </draw:text-box>
        </draw:frame>
        <draw:connector draw:style-name="gr4" draw:text-style-name="P1" draw:layer="layout" draw:type="line" svg:x1="8.33cm" svg:y1="2.891cm" svg:x2="11.58cm" svg:y2="3.741cm" draw:start-shape="id2" draw:start-glue-point="2" draw:end-shape="id3" draw:end-glue-point="0" svg:d="m8330 2891 3250 850" svg:viewBox="0 0 3251 851">
          <text:p/>
        </draw:connector>
        <draw:frame draw:style-name="gr2" xml:id="id4" draw:id="id4" draw:layer="layout" svg:width="5.5cm" svg:height="1.35cm" svg:x="5.43cm" svg:y="6.041cm">
          <draw:text-box>
            <text:p>out[Zs/[a|[a|Z2s]]]</text:p>
          </draw:text-box>
        </draw:frame>
        <draw:connector draw:style-name="gr4" draw:text-style-name="P1" draw:layer="layout" draw:type="line" svg:x1="8.18cm" svg:y1="6.041cm" svg:x2="11.58cm" svg:y2="4.704cm" draw:start-shape="id4" draw:start-glue-point="0" draw:end-shape="id3" draw:end-glue-point="2" svg:d="m8180 6041 3400-1337" svg:viewBox="0 0 3401 1338">
          <text:p/>
        </draw:connector>
        <draw:frame draw:style-name="gr1" draw:layer="layout" svg:width="1.8cm" svg:height="1.25cm" svg:x="3.73cm" svg:y="2.291cm">
          <draw:text-box>
            <text:p>Fakt</text:p>
          </draw:text-box>
        </draw:frame>
        <draw:frame draw:style-name="gr5" draw:layer="layout" svg:width="1.8cm" svg:height="1.05cm" svg:x="7.53cm" svg:y="4.741cm">
          <draw:text-box>
            <text:p>Fakt</text:p>
          </draw:text-box>
        </draw:frame>
        <draw:frame draw:style-name="gr3" xml:id="id5" draw:id="id5" draw:layer="layout" svg:width="6.3cm" svg:height="0.963cm" svg:x="12.93cm" svg:y="6.078cm">
          <draw:text-box>
            <text:p>?- istdrin(a,[Y[Z2s]]).</text:p>
          </draw:text-box>
        </draw:frame>
        <draw:frame draw:style-name="gr2" draw:layer="layout" svg:width="8.4cm" svg:height="1.675cm" svg:x="15.33cm" svg:y="4.191cm">
          <draw:text-box>
            <text:p>Regel</text:p>
            <text:p>[X/a, Z1s/[Y|Z2s], Xs/Z2s]</text:p>
          </draw:text-box>
        </draw:frame>
        <draw:connector draw:style-name="gr4" draw:text-style-name="P1" draw:layer="layout" draw:type="line" svg:x1="11.58cm" svg:y1="4.704cm" svg:x2="16.08cm" svg:y2="6.078cm" draw:start-shape="id3" draw:start-glue-point="2" draw:end-shape="id5" draw:end-glue-point="0" svg:d="m11580 4704 4500 1374" svg:viewBox="0 0 4501 1375">
          <text:p/>
        </draw:connector>
        <draw:frame draw:style-name="gr2" xml:id="id6" draw:id="id6" draw:layer="layout" svg:width="6.3cm" svg:height="1.35cm" svg:x="8.93cm" svg:y="8.591cm">
          <draw:text-box>
            <text:p>out[Zs/[a|[a|[a|Z2s]]]]</text:p>
          </draw:text-box>
        </draw:frame>
        <draw:connector draw:style-name="gr4" draw:text-style-name="P1" draw:layer="layout" draw:type="line" svg:x1="16.08cm" svg:y1="7.041cm" svg:x2="12.08cm" svg:y2="8.591cm" draw:start-shape="id5" draw:start-glue-point="2" draw:end-shape="id6" draw:end-glue-point="0" svg:d="m16080 7041-4000 1550" svg:viewBox="0 0 4001 1551">
          <text:p/>
        </draw:connector>
        <draw:frame draw:style-name="gr5" draw:layer="layout" svg:width="1.8cm" svg:height="1.05cm" svg:x="11.53cm" svg:y="7.191cm">
          <draw:text-box>
            <text:p>Fakt</text:p>
          </draw:text-box>
        </draw:frame>
        <draw:frame draw:style-name="gr2" draw:layer="layout" svg:width="8.4cm" svg:height="1.675cm" svg:x="20.3cm" svg:y="6.8cm">
          <draw:text-box>
            <text:p>Regel</text:p>
            <text:p>[X/a, Z2s/[Y|Z3s], Xs/Z3s]</text:p>
          </draw:text-box>
        </draw:frame>
        <draw:frame draw:style-name="gr3" xml:id="id7" draw:id="id7" draw:layer="layout" svg:width="6.3cm" svg:height="0.963cm" svg:x="17.93cm" svg:y="8.691cm">
          <draw:text-box>
            <text:p>?- istdrin(a,[Y[Z3s]]).</text:p>
          </draw:text-box>
        </draw:frame>
        <draw:connector draw:style-name="gr4" draw:text-style-name="P1" draw:layer="layout" draw:type="line" svg:x1="16.08cm" svg:y1="7.041cm" svg:x2="21.08cm" svg:y2="8.691cm" draw:start-shape="id5" draw:start-glue-point="2" draw:end-shape="id7" draw:end-glue-point="0" svg:d="m16080 7041 5000 1650" svg:viewBox="0 0 5001 1651">
          <text:p/>
        </draw:connector>
        <draw:frame draw:style-name="gr2" xml:id="id8" draw:id="id8" draw:layer="layout" svg:width="7.4cm" svg:height="1.35cm" svg:x="14.3cm" svg:y="11.05cm">
          <draw:text-box>
            <text:p>out[Zs/[a|[a|[a|[a|Z3s]]]]]</text:p>
          </draw:text-box>
        </draw:frame>
        <draw:frame draw:style-name="gr5" draw:layer="layout" svg:width="1.8cm" svg:height="1.05cm" svg:x="17.2cm" svg:y="9.85cm">
          <draw:text-box>
            <text:p>Fakt</text:p>
          </draw:text-box>
        </draw:frame>
        <draw:connector draw:style-name="gr4" draw:text-style-name="P1" draw:layer="layout" draw:type="line" svg:x1="21.08cm" svg:y1="9.654cm" svg:x2="18cm" svg:y2="11.05cm" draw:start-shape="id7" draw:start-glue-point="2" draw:end-shape="id8" draw:end-glue-point="0" svg:d="m21080 9654-3080 1396" svg:viewBox="0 0 3081 1397">
          <text:p/>
        </draw:connector>
        <draw:frame draw:style-name="gr6" xml:id="id9" draw:id="id9" draw:layer="layout" svg:width="5.1cm" svg:height="1.85cm" svg:x="22.8cm" svg:y="10.85cm">
          <draw:text-box>
            <text:p>unendlicher Ast</text:p>
          </draw:text-box>
        </draw:frame>
        <draw:connector draw:style-name="gr7" draw:text-style-name="P1" draw:layer="layout" draw:type="line" svg:x1="21.08cm" svg:y1="9.654cm" svg:x2="25.35cm" svg:y2="10.85cm" draw:start-shape="id7" draw:start-glue-point="2" draw:end-shape="id9" draw:end-glue-point="0" svg:d="m21080 9654 4270 1196" svg:viewBox="0 0 4271 11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7T19:14:47.885000000</meta:creation-date>
    <dc:date>2013-11-07T20:17:35.315000000</dc:date>
    <meta:editing-duration>PT58M26S</meta:editing-duration>
    <meta:editing-cycles>25</meta:editing-cycles>
    <meta:generator>LibreOffice/4.1.2.3$Windows_x86 LibreOffice_project/40b2d7fde7e8d2d7bc5a449dc65df4d08a7dd38</meta:generator>
    <meta:document-statistic meta:object-count="24"/>
  </office:meta>
</office:document-meta>
</file>